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00000030FE05DC5D2.jpg" manifest:media-type="image/jpeg"/>
  <manifest:file-entry manifest:full-path="Pictures/10000000000005A00000030FFC1245F0.jpg" manifest:media-type="image/jpeg"/>
  <manifest:file-entry manifest:full-path="Pictures/10000000000005A00000030FD686739B.jpg" manifest:media-type="image/jpeg"/>
  <manifest:file-entry manifest:full-path="Pictures/1000000000000230000001A401AC664F.jpg" manifest:media-type="image/jpeg"/>
  <manifest:file-entry manifest:full-path="Pictures/10000000000005A00000030F2762B377.jpg" manifest:media-type="image/jpeg"/>
  <manifest:file-entry manifest:full-path="Pictures/10000000000005A00000030FB85E622D.jpg" manifest:media-type="image/jpeg"/>
  <manifest:file-entry manifest:full-path="Pictures/10000000000005A00000030F4384ECF0.jpg" manifest:media-type="image/jpeg"/>
  <manifest:file-entry manifest:full-path="Pictures/10000000000005A00000030F484401B0.jpg" manifest:media-type="image/jpeg"/>
  <manifest:file-entry manifest:full-path="Pictures/10000000000005A00000030F209DB2E4.jpg" manifest:media-type="image/jpeg"/>
  <manifest:file-entry manifest:full-path="Pictures/10000000000005A00000030FA181207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7" text:anchor-type="paragraph" svg:x="0.296cm" svg:y="13.07cm" svg:width="8.472cm" svg:height="4.671cm" draw:z-index="6"><draw:image xlink:href="Pictures/10000000000005A00000030FA1812070.jpg" xlink:type="simple" xlink:show="embed" xlink:actuate="onLoad"/></draw:frame><draw:frame draw:style-name="fr1" draw:name="Image6" text:anchor-type="paragraph" svg:x="10.065cm" svg:y="6.403cm" svg:width="8.356cm" svg:height="4.644cm" draw:z-index="5"><draw:image xlink:href="Pictures/10000000000005A00000030F484401B0.jpg" xlink:type="simple" xlink:show="embed" xlink:actuate="onLoad"/></draw:frame><draw:frame draw:style-name="fr1" draw:name="Image5" text:anchor-type="paragraph" svg:x="0.141cm" svg:y="6.959cm" svg:width="8.472cm" svg:height="4.724cm" draw:z-index="4"><draw:image xlink:href="Pictures/10000000000005A00000030F4384ECF0.jpg" xlink:type="simple" xlink:show="embed" xlink:actuate="onLoad"/></draw:frame><draw:frame draw:style-name="fr1" draw:name="Image1" text:anchor-type="paragraph" svg:x="8.966cm" svg:y="0.794cm" svg:width="8.472cm" svg:height="4.565cm" draw:z-index="3"><draw:image xlink:href="Pictures/10000000000005A00000030F209DB2E4.jpg" xlink:type="simple" xlink:show="embed" xlink:actuate="onLoad"/></draw:frame><draw:frame draw:style-name="fr1" draw:name="Image4" text:anchor-type="paragraph" svg:x="-0.122cm" svg:y="0.718cm" svg:width="8.594cm" svg:height="4.697cm" draw:z-index="2"><draw:image xlink:href="Pictures/10000000000005A00000030F2762B37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676cm" svg:y="0.146cm" svg:width="7.475cm" svg:height="5.623cm" draw:z-index="0"><draw:image xlink:href="Pictures/1000000000000230000001A401AC664F.jpg" xlink:type="simple" xlink:show="embed" xlink:actuate="onLoad"/></draw:frame><text:soft-page-break/></text:p>
      <text:p text:style-name="Standard"><draw:frame draw:style-name="fr1" draw:name="Image3" text:anchor-type="paragraph" svg:x="9.372cm" svg:y="0.09cm" svg:width="8.541cm" svg:height="4.655cm" draw:z-index="1"><draw:image xlink:href="Pictures/10000000000005A00000030FD686739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paragraph" svg:x="0.587cm" svg:y="8.565cm" svg:width="8.472cm" svg:height="4.777cm" draw:z-index="9"><draw:image xlink:href="Pictures/10000000000005A00000030FB85E622D.jpg" xlink:type="simple" xlink:show="embed" xlink:actuate="onLoad"/></draw:frame><draw:frame draw:style-name="fr1" draw:name="Image8" text:anchor-type="paragraph" svg:x="0.296cm" svg:y="1.503cm" svg:width="8.472cm" svg:height="4.724cm" draw:z-index="7"><draw:image xlink:href="Pictures/10000000000005A00000030FFC1245F0.jpg" xlink:type="simple" xlink:show="embed" xlink:actuate="onLoad"/></draw:frame><draw:frame draw:style-name="fr1" draw:name="Image9" text:anchor-type="paragraph" svg:x="9.61cm" svg:y="1.459cm" svg:width="8.472cm" svg:height="4.486cm" draw:z-index="8"><draw:image xlink:href="Pictures/10000000000005A00000030FE05DC5D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0:48:20.281841688</meta:creation-date>
    <dc:date>2015-09-07T10:55:04.706050293</dc:date>
    <meta:editing-duration>P0D</meta:editing-duration>
    <meta:editing-cycles>1</meta:editing-cycles>
    <meta:document-statistic meta:table-count="0" meta:image-count="10" meta:object-count="0" meta:page-count="2" meta:paragraph-count="0" meta:word-count="0" meta:character-count="0" meta:non-whitespace-character-count="0"/>
    <meta:generator>LibreOffice/4.2.8.2$Linux_X86_64 LibreOffice_project/420m0$Build-2</meta:generator>
  </office:meta>
</office:document-meta>
</file>